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2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Text_20_body" style:list-style-name="L5">
      <style:paragraph-properties fo:margin-top="0in" fo:margin-bottom="0in"/>
    </style:style>
    <style:style style:name="P33" style:family="paragraph" style:parent-style-name="Text_20_body" style:list-style-name="L6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7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Text_20_body" style:list-style-name="L8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</office:automatic-styles>
  <office:body>
    <office:text>
      <text:h text:style-name="Heading_20_1" text:outline-level="1"><text:bookmark-start text:name="break-and-continue"/>Break and continue<text:bookmark-end text:name="break-and-continue"/></text:h>
      <text:h text:style-name="Heading_20_2" text:outline-level="2"><text:bookmark-start text:name="conditional-iteration"/>Conditional iteration<text:bookmark-end text:name="conditional-iteration"/></text:h>
      <text:list text:style-name="L1">
        <text:list-item>
          <text:p text:style-name="P1">Sometimes, you want to write a loop that will skip some iterations if a certain condition is met</text:p>
        </text:list-item>
        <text:list-item>
          <text:p text:style-name="P1">For example, you may be writing a <text:span text:style-name="Source_Text">for</text:span> loop that iterates through an array of numbers, but you only want to use <text:span text:style-name="T1">even</text:span> numbers from the array</text:p>
        </text:list-item>
        <text:list-item>
          <text:p text:style-name="P1">One way to accomplish this is to nest an <text:span text:style-name="Source_Text">if</text:span> statement inside the <text:span text:style-name="Source_Text">for</text:span> loop that checks for the desired condition. For example:</text:p>
        </text:list-item>
      </text:list>
      <text:p text:style-name="P2">int sum = 0;</text:p>
      <text:p text:style-name="P3">for(int i = 0; i &lt; myArray.Length; i++)</text:p>
      <text:p text:style-name="P4">{</text:p>
      <text:p text:style-name="P5"><text:s text:c="4"/>if(myArray[i] % 2 == 0)</text:p>
      <text:p text:style-name="P6"><text:s text:c="4"/>{</text:p>
      <text:p text:style-name="P7"><text:s text:c="8"/>Console.WriteLine(myArray[i]);</text:p>
      <text:p text:style-name="P8"><text:s text:c="8"/>sum += myArray[i];</text:p>
      <text:p text:style-name="P9"><text:s text:c="4"/>}</text:p>
      <text:p text:style-name="P10">}</text:p>
      <text:p text:style-name="First_20_paragraph">Since the entire body of the <text:span text:style-name="Source_Text">for</text:span> loop is contained within an <text:span text:style-name="Source_Text">if</text:span> statement, the iterations where <text:span text:style-name="Source_Text">myArray[i]</text:span> is odd will skip the body and do nothing.</text:p>
      <text:h text:style-name="Heading_20_2" text:outline-level="2"><text:bookmark-start text:name="skipping-iterations-with-continue"/>Skipping iterations with <text:span text:style-name="Source_Text">continue</text:span><text:bookmark-end text:name="skipping-iterations-with-continue"/></text:h>
      <text:list text:style-name="L2">
        <text:list-item>
          <text:p text:style-name="P11">The <text:span text:style-name="Source_Text">continue</text:span> keyword provides another way to conditionally skip an iteration of a loop</text:p>
        </text:list-item>
        <text:list-item>
          <text:p text:style-name="P11">When the computer encounters a <text:span text:style-name="Source_Text">continue;</text:span> statement, it immediately returns to the beginning of the current loop, skipping the rest of the loop body</text:p>
        </text:list-item>
        <text:list-item>
          <text:p text:style-name="P11">Then it executes the update statement (if the loop is a <text:span text:style-name="Source_Text">for</text:span> loop) and checks the loop condition again</text:p>
        </text:list-item>
        <text:list-item>
          <text:p text:style-name="P11">A <text:span text:style-name="Source_Text">continue;</text:span> statement inside an <text:span text:style-name="Source_Text">if</text:span> statement will end the current iteration only if that condition is true</text:p>
        </text:list-item>
        <text:list-item>
          <text:p text:style-name="P11">For example, this code will skip the odd numbers in <text:span text:style-name="Source_Text">myArray</text:span> and use only the even numbers:</text:p>
        </text:list-item>
      </text:list>
      <text:p text:style-name="P12">int sum = 0;</text:p>
      <text:p text:style-name="P13">for(int i = 0; i &lt; myArray.Length; i++)</text:p>
      <text:p text:style-name="P14">{</text:p>
      <text:p text:style-name="P15"><text:s text:c="4"/>if(myArray[i] % 2 != 0)</text:p>
      <text:p text:style-name="P16"><text:s text:c="8"/>continue;</text:p>
      <text:p text:style-name="P17"><text:s text:c="4"/>Console.WriteLine(myArray[i]);</text:p>
      <text:p text:style-name="P18"><text:s text:c="4"/>sum += myArray[i];</text:p>
      <text:p text:style-name="P19">}</text:p>
      <text:p text:style-name="First_20_paragraph">If <text:span text:style-name="Source_Text">myArray[i]</text:span> is odd, the computer will execute the <text:span text:style-name="Source_Text">continue</text:span> statement and immediately start the next iteration of the loop. This means that the rest of the loop body (the other two statements) only gets executed if <text:span text:style-name="Source_Text">myArray[i]</text:span> is even.</text:p>
      <text:list text:style-name="L3">
        <text:list-item>
          <text:p text:style-name="P20">Using a <text:span text:style-name="Source_Text">continue</text:span> statement instead of putting the entire body within an <text:span text:style-name="Source_Text">if</text:span> statement can reduce the amount of indentation in your code, and it can sometimes make your code’s logic clearer.</text:p>
        </text:list-item>
      </text:list>
      <text:h text:style-name="Heading_20_2" text:outline-level="2"><text:bookmark-start text:name="loops-with-multiple-end-conditions"/>Loops with multiple end conditions<text:bookmark-end text:name="loops-with-multiple-end-conditions"/></text:h>
      <text:list text:style-name="L4">
        <text:list-item>
          <text:p text:style-name="P21">More advanced loops may have multiple conditions that affect whether the loop should continue</text:p>
        </text:list-item>
        <text:list-item>
          <text:p text:style-name="P21">Attempting to combine all of these conditions in the loop condition (i.e. the expression after <text:span text:style-name="Source_Text">while</text:span>) can make the loop more complicated</text:p>
        </text:list-item>
        <text:list-item>
          <text:p text:style-name="P21">For example, consider a loop that processes user input, which should end either when a sentinel value is encountered or when the input is invalid. This loop ends if the user enters a negative number (the sentinel value) or a non-numeric string:</text:p>
        </text:list-item>
      </text:list>
      <text:p text:style-name="P22">int sum = 0, userNum = 0;</text:p>
      <text:p text:style-name="P23">bool success = true;</text:p>
      <text:p text:style-name="P24">while(success &amp;&amp; userNum &gt;= 0)</text:p>
      <text:p text:style-name="P25">{</text:p>
      <text:p text:style-name="P26"><text:s text:c="4"/>sum += userNum;</text:p>
      <text:p text:style-name="P27"><text:s text:c="4"/>Console.WriteLine("Enter a positive number to add it. "</text:p>
      <text:p text:style-name="P28"><text:s text:c="4"/>+ "Enter anything else to stop.");</text:p>
      <text:p text:style-name="P29"><text:s text:c="4"/>success = int.TryParse(Console.ReadLine(), out userNum);</text:p>
      <text:p text:style-name="P30">}</text:p>
      <text:p text:style-name="P31">Console.WriteLine($"The sum of your numbers is {sum}");</text:p>
      <text:list text:style-name="L5">
        <text:list-item>
          <text:p text:style-name="P32">The condition <text:span text:style-name="Source_Text">success &amp;&amp; userNum &gt;= 0</text:span> is true if the user entered a valid number that was not negative</text:p>
        </text:list-item>
        <text:list-item>
          <text:p text:style-name="P32">In order to write this condition, we needed to declare the extra variable <text:span text:style-name="Source_Text">success</text:span> to keep track of the result of <text:span text:style-name="Source_Text">int.TryParse</text:span></text:p>
        </text:list-item>
        <text:list-item>
          <text:p text:style-name="P32">We cannot use the condition <text:span text:style-name="Source_Text">userNum &gt; 0</text:span>, hoping to take advantage of the fact that if <text:span text:style-name="Source_Text">TryParse</text:span> fails it assigns its <text:span text:style-name="Source_Text">out</text:span> parameter the value 0, because 0 is a valid input the user could give</text:p>
        </text:list-item>
      </text:list>
      <text:h text:style-name="Heading_20_2" text:outline-level="2"><text:bookmark-start text:name="ending-the-loop-with-break"/>Ending the loop with <text:span text:style-name="Source_Text">break</text:span><text:bookmark-end text:name="ending-the-loop-with-break"/></text:h>
      <text:list text:style-name="L6">
        <text:list-item>
          <text:p text:style-name="P33">The <text:span text:style-name="Source_Text">break</text:span> keyword provides another way to write an additional end condition</text:p>
        </text:list-item>
        <text:list-item>
          <text:p text:style-name="P33">When the computer encounters a <text:span text:style-name="Source_Text">break;</text:span> statement, it immediately ends the loop and proceeds to the next statement after the loop body</text:p>
        </text:list-item>
        <text:list-item>
          <text:p text:style-name="P33">This is the same <text:span text:style-name="Source_Text">break</text:span> keyword we used in <text:span text:style-name="Source_Text">switch</text:span> statements</text:p>
        </text:list-item>
        <text:list-item>
          <text:p text:style-name="P33">In both cases it has the same meaning: stop execution here and skip to the end of this code block (the ending <text:span text:style-name="Source_Text">}</text:span> for the <text:span text:style-name="Source_Text">switch</text:span> or the loop)</text:p>
        </text:list-item>
        <text:list-item>
          <text:p text:style-name="P33">Using a <text:span text:style-name="Source_Text">break</text:span> statement inside an <text:span text:style-name="Source_Text">if-else</text:span> statement, we can rewrite the previous <text:span text:style-name="Source_Text">while</text:span> loop so that the variable <text:span text:style-name="Source_Text">success</text:span> is not needed:</text:p>
        </text:list-item>
      </text:list>
      <text:p text:style-name="P34">int sum = 0, userNum = 0;</text:p>
      <text:p text:style-name="P35">while(userNum &gt;= 0)</text:p>
      <text:p text:style-name="P36">{</text:p>
      <text:p text:style-name="P37"><text:s text:c="4"/>sum += userNum;</text:p>
      <text:p text:style-name="P38"><text:s text:c="4"/>Console.WriteLine("Enter a positive number to add it. "</text:p>
      <text:p text:style-name="P39"><text:s text:c="4"/>+ "Enter anything else to stop.");</text:p>
      <text:p text:style-name="P40"><text:s text:c="4"/>if(!int.TryParse(Console.ReadLine(), out userNum))</text:p>
      <text:p text:style-name="P41"><text:s text:c="8"/>break;</text:p>
      <text:p text:style-name="P42">}</text:p>
      <text:p text:style-name="P43">Console.WriteLine($"The sum of your numbers is {sum}");</text:p>
      <text:list text:style-name="L7">
        <text:list-item>
          <text:p text:style-name="P44">Inside the body of the loop, the return value of <text:span text:style-name="Source_Text">TryParse</text:span> can be used directly in an <text:span text:style-name="Source_Text">if</text:span> statement instead of assigning it to the <text:span text:style-name="Source_Text">success</text:span> variable</text:p>
        </text:list-item>
        <text:list-item>
          <text:p text:style-name="P44">If <text:span text:style-name="Source_Text">TryParse</text:span> fails, the <text:span text:style-name="Source_Text">break</text:span> statement will end the loop, so there is no need to add <text:span text:style-name="Source_Text">success</text:span> to the <text:span text:style-name="Source_Text">while</text:span> condition</text:p>
        </text:list-item>
        <text:list-item>
          <text:p text:style-name="P44">We can also use the <text:span text:style-name="Source_Text">break</text:span> statement with a <text:span text:style-name="Source_Text">for</text:span> loop, if there are some cases where the loop should end before the counter reaches its last value</text:p>
        </text:list-item>
        <text:list-item>
          <text:p text:style-name="P44">For example, imagine that our program is given an <text:span text:style-name="Source_Text">int</text:span> array that a user <text:span text:style-name="T1">partially</text:span> filled with numbers, and we need to find their product. The “unused” entries at the end of the array are all 0 (the default value of <text:span text:style-name="Source_Text">int</text:span>), so the <text:span text:style-name="Source_Text">for</text:span> loop needs to stop before the end of the array if it encounters a 0. A <text:span text:style-name="Source_Text">break</text:span> statement can accomplish this:</text:p>
        </text:list-item>
      </text:list>
      <text:p text:style-name="P45">int product = 1;</text:p>
      <text:p text:style-name="P46">for(int i = 0; i &lt; myArray.Length; i++)</text:p>
      <text:p text:style-name="P47">{</text:p>
      <text:p text:style-name="P48"><text:s text:c="4"/>if(myArray[i] == 0)</text:p>
      <text:p text:style-name="P49"><text:s text:c="8"/>break;</text:p>
      <text:p text:style-name="P50"><text:s text:c="4"/>product *= myArray[i];</text:p>
      <text:p text:style-name="P51">}</text:p>
      <text:list text:style-name="L8">
        <text:list-item>
          <text:p text:style-name="P52">If <text:span text:style-name="Source_Text">myArray[i]</text:span> is 0, the loop stops before it can multiply the product by 0</text:p>
        </text:list-item>
        <text:list-item>
          <text:p text:style-name="P52">If all of the array entries are nonzero, though, the loop continues until <text:span text:style-name="Source_Text">i</text:span> is equal to <text:span text:style-name="Source_Text">myArray.Length</text:span></text:p>
        </text:list-item>
        <text:list-item>
          <text:p text:style-name="P52">Note that in this example, we access each array element once and do not modify them, so we could also write it with a <text:span text:style-name="Source_Text">foreach</text:span> loop:</text:p>
        </text:list-item>
      </text:list>
      <text:p text:style-name="P53">int product = 1;</text:p>
      <text:p text:style-name="P54">foreach(int number in myArray)</text:p>
      <text:p text:style-name="P55">{</text:p>
      <text:p text:style-name="P56"><text:s text:c="4"/>if(number == 0)</text:p>
      <text:p text:style-name="P57"><text:s text:c="8"/>break;</text:p>
      <text:p text:style-name="P58"><text:s text:c="4"/>product *= number;</text:p>
      <text:p text:style-name="P59">}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4Z</meta:creation-date>
    <dc:date>2024-08-15T18:01:44Z</dc:date>
  </office:meta>
</office:document-meta>
</file>